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Horizontal_20_Line">
      <style:text-properties fo:font-size="18pt" style:font-size-asian="18pt" style:font-size-complex="18pt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P2 les fonctions</text:p>
      <text:h text:style-name="Heading_20_4" text:outline-level="4">Exercice n° 1 (Évaluation d'expression)</text:h>
      <text:p text:style-name="Text_20_body">Que font les fonctions <text:span text:style-name="Teletype">biz1</text:span> et <text:span text:style-name="Teletype">biz2</text:span> suivantes ? </text:p>
      <text:p text:style-name="Preformatted_20_Text">int biz1(int a)</text:p>
      <text:p text:style-name="Preformatted_20_Text">{</text:p>
      <text:p text:style-name="Preformatted_20_Text"><text:s text:c="2"/>return a*((a&gt;0)-(a&lt;0));</text:p>
      <text:p text:style-name="Preformatted_20_Text">}</text:p>
      <text:p text:style-name="Preformatted_20_Text"/>
      <text:p text:style-name="Preformatted_20_Text">int biz2(int a, int b)</text:p>
      <text:p text:style-name="Preformatted_20_Text">{</text:p>
      <text:p text:style-name="Preformatted_20_Text"><text:s text:c="2"/>if (a+=b)</text:p>
      <text:p text:style-name="Preformatted_20_Text"><text:s text:c="4"/>return a;</text:p>
      <text:p text:style-name="Preformatted_20_Text"><text:s text:c="2"/>return b; <text:s text:c="12"/></text:p>
      <text:p text:style-name="P5">}</text:p>
      <text:h text:style-name="Heading_20_4" text:outline-level="4">Exercice n° 2 (Fonction factorielle)</text:h>
      <text:p text:style-name="Text_20_body">Écrire une fonction <text:span text:style-name="Teletype">fact</text:span> calculant n!. Cette fonction prendra en paramètre l'entier et retourna la valeur entière n!. On rappelle que n! = n(n-1)(n-2) ··· 2. Pour quelles valeurs de n la fonction <text:span text:style-name="Teletype">fact</text:span> donne-t-elle un résultat correcte ? </text:p>
      <text:h text:style-name="Heading_20_4" text:outline-level="4">Exercice n° 3</text:h>
      <text:p text:style-name="Text_20_body">Écrire une fonction <text:span text:style-name="Teletype">maxfact</text:span> qui pour un entier k donné en paramètre calcule le plus grand entier n tel que n! ≤ k. Peut on améliorer la complexité de cette fonction ? </text:p>
      <text:h text:style-name="Heading_20_4" text:outline-level="4">Exercice n° 4 (Coefficients binômiaux)</text:h>
      <text:p text:style-name="Text_20_body">Utiliser la fonction <text:span text:style-name="Teletype">fact</text:span> de l'exercice précédent pour écrire une fonction <text:span text:style-name="Teletype">binome</text:span> qui calcule les coefficients du binômes C<text:span text:style-name="T1">n</text:span><text:span text:style-name="T2">p</text:span> = n!/((n-p)!p!). Quelle est la complexité de cette fonction ? Quelle est la valeur maximale calculable ? Proposer d'autres méthodes (non récursives) plus économiques et permettant de calculer des valeurs de C<text:span text:style-name="T1">n</text:span><text:span text:style-name="T2">p</text:span> beaucoup plus grandes. </text:p>
      <text:h text:style-name="Heading_20_4" text:outline-level="4">Exercice n° 5 (Écriture binaire)</text:h>
      <text:p text:style-name="Text_20_body">Écrire une fonction <text:span text:style-name="Teletype">binaire</text:span> qui prend en paramètre un entier et qui affiche son écriture binaire (en base 2). </text:p>
      <text:h text:style-name="Heading_20_4" text:outline-level="4">Exercice n° 6 (Triangle de Pascal)</text:h>
      <text:p text:style-name="Text_20_body">On s'intéresse encore aux coefficients du binôme C<text:span text:style-name="T1">n</text:span><text:span text:style-name="T2">p</text:span>=n!/((n-p)!p!). Ceux-ci peuvent être définis par la relation de récurrence suivante : C<text:span text:style-name="T1">n</text:span><text:span text:style-name="T2">p</text:span> = </text:p>
      <text:list xml:id="list1406118188" text:style-name="L1">
        <text:list-item>
          <text:p text:style-name="P3">1 si n=p ou p=0 </text:p>
        </text:list-item>
        <text:list-item>
          <text:p text:style-name="P3">0 si p&gt;n </text:p>
        </text:list-item>
        <text:list-item>
          <text:p text:style-name="P1">C<text:span text:style-name="T1">n-1</text:span><text:span text:style-name="T2">p</text:span>+C<text:span text:style-name="T1">n-1</text:span><text:span text:style-name="T2">p-1</text:span> si 0&lt;p&lt;n </text:p>
        </text:list-item>
      </text:list>
      <text:p text:style-name="Text_20_body">On veut afficher le triangle de Pascal complet jusqu'à l'ordre N. Résoudre ce problème en utilisant chacune des trois structures suivantes : </text:p>
      <text:list xml:id="list3755724896" text:style-name="L2">
        <text:list-item>
          <text:p text:style-name="P4"><text:soft-page-break/>un tableau à deux dimensions de taille N x N (<text:span text:style-name="Teletype">T[n][p]</text:span> contient C<text:span text:style-name="T1">n</text:span><text:span text:style-name="T2">p</text:span>). </text:p>
        </text:list-item>
        <text:list-item>
          <text:p text:style-name="P4">deux tableaux simples de taille N. </text:p>
        </text:list-item>
        <text:list-item>
          <text:p text:style-name="P2">un tableau simple de taille N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eletype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1:04:53.699343656</meta:creation-date>
    <dc:date>2019-01-10T11:06:37.921304829</dc:date>
    <meta:editing-duration>PT1M44S</meta:editing-duration>
    <meta:editing-cycles>1</meta:editing-cycles>
    <meta:document-statistic meta:table-count="0" meta:image-count="0" meta:object-count="0" meta:page-count="2" meta:paragraph-count="30" meta:word-count="290" meta:character-count="1719" meta:non-whitespace-character-count="1429"/>
    <meta:generator>LibreOffice/6.0.6.2$Linux_X86_64 LibreOffice_project/00m0$Build-2</meta:generator>
  </office:meta>
</office:document-meta>
</file>